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fbff9" officeooo:paragraph-rsid="000de735"/>
    </style:style>
    <style:style style:name="P2" style:family="paragraph" style:parent-style-name="Standard">
      <style:text-properties officeooo:rsid="0004fbc4" officeooo:paragraph-rsid="000de735"/>
    </style:style>
    <style:style style:name="P3" style:family="paragraph" style:parent-style-name="Standard">
      <style:text-properties officeooo:rsid="0007c95d" officeooo:paragraph-rsid="000de735"/>
    </style:style>
    <style:style style:name="P4" style:family="paragraph" style:parent-style-name="Standard">
      <style:text-properties fo:font-weight="bold" officeooo:rsid="0012d009" officeooo:paragraph-rsid="000de735" style:font-weight-asian="bold" style:font-weight-complex="bold"/>
    </style:style>
    <style:style style:name="P5" style:family="paragraph" style:parent-style-name="Standard">
      <style:text-properties fo:font-weight="bold" officeooo:rsid="000547d9" officeooo:paragraph-rsid="000de735" style:font-weight-asian="bold" style:font-weight-complex="bold"/>
    </style:style>
    <style:style style:name="P6" style:family="paragraph" style:parent-style-name="Standard">
      <style:text-properties fo:font-weight="bold" officeooo:rsid="00099dea" officeooo:paragraph-rsid="000de735" style:font-weight-asian="bold" style:font-weight-complex="bold"/>
    </style:style>
    <style:style style:name="P7" style:family="paragraph" style:parent-style-name="Standard">
      <style:text-properties officeooo:rsid="000547d9" officeooo:paragraph-rsid="000de735"/>
    </style:style>
    <style:style style:name="P8" style:family="paragraph" style:parent-style-name="Standard">
      <style:text-properties officeooo:rsid="000547d9" officeooo:paragraph-rsid="0010b09f"/>
    </style:style>
    <style:style style:name="P9" style:family="paragraph" style:parent-style-name="Standard">
      <style:text-properties fo:font-weight="normal" officeooo:rsid="000de735" officeooo:paragraph-rsid="000de735" style:font-weight-asian="normal" style:font-weight-complex="normal"/>
    </style:style>
    <style:style style:name="P10" style:family="paragraph" style:parent-style-name="Standard">
      <style:text-properties fo:font-weight="normal" officeooo:rsid="000fbff9" officeooo:paragraph-rsid="000de735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e735" style:font-weight-asian="normal" style:font-weight-complex="normal"/>
    </style:style>
    <style:style style:name="T3" style:family="text">
      <style:text-properties fo:font-weight="normal" officeooo:rsid="000e6f10" style:font-weight-asian="normal" style:font-weight-complex="normal"/>
    </style:style>
    <style:style style:name="T4" style:family="text">
      <style:text-properties fo:font-weight="normal" officeooo:rsid="001094be" style:font-weight-asian="normal" style:font-weight-complex="normal"/>
    </style:style>
    <style:style style:name="T5" style:family="text">
      <style:text-properties fo:font-weight="normal" officeooo:rsid="0010b09f" style:font-weight-asian="normal" style:font-weight-complex="normal"/>
    </style:style>
    <style:style style:name="T6" style:family="text">
      <style:text-properties fo:font-weight="normal" officeooo:rsid="00124a0e" style:font-weight-asian="normal" style:font-weight-complex="normal"/>
    </style:style>
    <style:style style:name="T7" style:family="text">
      <style:text-properties fo:font-weight="normal" officeooo:rsid="00126ac7" style:font-weight-asian="normal" style:font-weight-complex="normal"/>
    </style:style>
    <style:style style:name="T8" style:family="text">
      <style:text-properties fo:font-weight="normal" officeooo:rsid="0013f46b" style:font-weight-asian="normal" style:font-weight-complex="normal"/>
    </style:style>
    <style:style style:name="T9" style:family="text">
      <style:text-properties fo:font-weight="normal" officeooo:rsid="0015ada7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e6f10" style:font-weight-asian="bold" style:font-weight-complex="bold"/>
    </style:style>
    <style:style style:name="T12" style:family="text">
      <style:text-properties fo:font-weight="bold" officeooo:rsid="001094be" style:font-weight-asian="bold" style:font-weight-complex="bold"/>
    </style:style>
    <style:style style:name="T13" style:family="text">
      <style:text-properties fo:font-weight="bold" officeooo:rsid="0010b09f" style:font-weight-asian="bold" style:font-weight-complex="bold"/>
    </style:style>
    <style:style style:name="T14" style:family="text">
      <style:text-properties officeooo:rsid="000de735"/>
    </style:style>
    <style:style style:name="T15" style:family="text">
      <style:text-properties officeooo:rsid="000e6f10"/>
    </style:style>
    <style:style style:name="T16" style:family="text">
      <style:text-properties officeooo:rsid="000fa7be"/>
    </style:style>
    <style:style style:name="T17" style:family="text">
      <style:text-properties officeooo:rsid="001094be"/>
    </style:style>
    <style:style style:name="T18" style:family="text">
      <style:text-properties officeooo:rsid="00124a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older: <text:span text:style-name="T14">Model</text:span></text:p>
      <text:p text:style-name="P3">Package: com.mds.app.<text:span text:style-name="T14">model</text:span></text:p>
      <text:p text:style-name="P2">Class: <text:span text:style-name="T14">ParlamentarModel</text:span>.java</text:p>
      <text:p text:style-name="P1"/>
      <text:p text:style-name="P4">Package: </text:p>
      <text:p text:style-name="P4"><text:tab/>com.mds.app.<text:span text:style-name="T14">model</text:span>: <text:span text:style-name="T1">Package containing all the </text:span><text:span text:style-name="T2">model</text:span><text:span text:style-name="T1"> elements from the application</text:span></text:p>
      <text:p text:style-name="P4"/>
      <text:p text:style-name="P4">Imports:</text:p>
      <text:p text:style-name="P4"><text:tab/><text:span text:style-name="T2">There is no imports in this class.</text:span></text:p>
      <text:p text:style-name="P9"/>
      <text:p text:style-name="P1"><text:span text:style-name="T10">Class:</text:span> </text:p>
      <text:p text:style-name="P1"><text:tab/><text:span text:style-name="T11">ParlamentarModel</text:span><text:span text:style-name="T10">: </text:span><text:span text:style-name="T9">It's a public m</text:span><text:span text:style-name="T3">odel class for Parlamentar.</text:span></text:p>
      <text:p text:style-name="P10"><text:tab/></text:p>
      <text:p text:style-name="P5">Variables:</text:p>
      <text:p text:style-name="P7"><text:tab/><text:span text:style-name="T11">nome</text:span><text:span text:style-name="T10">:</text:span> <text:span text:style-name="T15">It's a private String type variable to </text:span><text:span text:style-name="T18">store</text:span><text:span text:style-name="T15"> the name of the </text:span><text:span text:style-name="T16">parliamentar</text:span><text:span text:style-name="T17">ian</text:span><text:span text:style-name="T16">.</text:span><text:span text:style-name="T15"> </text:span><text:span text:style-name="T17">It's accessed by the getter and setter methods.</text:span></text:p>
      <text:p text:style-name="P7"><text:span text:style-name="T17"><text:tab/></text:span><text:span text:style-name="T12">partido: </text:span><text:span text:style-name="T4">It's a private PatidoModel type variable to </text:span><text:span text:style-name="T6">store</text:span><text:span text:style-name="T4"> the </text:span><text:span text:style-name="T6">political </text:span><text:span text:style-name="T4">party of the parliamentarian. It's accessed by the getter and setter methods.</text:span></text:p>
      <text:p text:style-name="P7"><text:tab/></text:p>
      <text:p text:style-name="P6">Methods:</text:p>
      <text:p text:style-name="P7"><text:tab/><text:span text:style-name="T12">ParlamentarModel(): </text:span><text:span text:style-name="T4">Default constructor method of the class.</text:span></text:p>
      <text:p text:style-name="P7"><text:span text:style-name="T4"><text:tab/></text:span><text:span text:style-name="T12">ParlamentarModel(String nome, PartidoModel partido):</text:span><text:span text:style-name="T4"> This is the constructor method of the class that receives as parameters the a String variable and a PartidoModel variable.</text:span></text:p>
      <text:p text:style-name="P7"><text:span text:style-name="T4"><text:tab/></text:span><text:span text:style-name="T13">getNome():</text:span><text:span text:style-name="T5"> the public access method to verify the variable “nome” of the String type. It returns the “nome” variable value of the parliamentar</text:span><text:span text:style-name="T7">ian</text:span><text:span text:style-name="T5">.</text:span></text:p>
      <text:p text:style-name="P7"><text:span text:style-name="T5"><text:tab/></text:span><text:span text:style-name="T13">setNome(String nome):</text:span><text:span text:style-name="T5"> the public access method to modify the variable “nome” of the String type. It receives a String value as a parameter and stores it in the String variable “nome”. It's a void method, so it has no return.</text:span></text:p>
      <text:p text:style-name="P8"><text:span text:style-name="T5"><text:tab/></text:span><text:span text:style-name="T13">getPartido():</text:span><text:span text:style-name="T5"> the public access method to verify the variable “partido” of the PartidoModel type. It returns the “partido” variable value of the parliamentar</text:span><text:span text:style-name="T8">ian</text:span><text:span text:style-name="T5">.</text:span></text:p>
      <text:p text:style-name="P8"><text:span text:style-name="T5"><text:tab/></text:span><text:span text:style-name="T13">setPartido(PartidoModel partido):</text:span><text:span text:style-name="T5"> the public access method to modify the variable “partido” of the PartidoModel type. It receives a PartidoModel value as a parameter and stores it in the PartidoModel variable “partido”. It's a void method, so it has no retur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</meta:initial-creator>
    <meta:creation-date>2014-04-10T12:15:42</meta:creation-date>
    <dc:date>2014-04-14T00:13:44</dc:date>
    <dc:creator>Luciano </dc:creator>
    <meta:editing-duration>PT1H6M21S</meta:editing-duration>
    <meta:editing-cycles>10</meta:editing-cycles>
    <meta:generator>LibreOffice/3.6$Linux_X86_64 LibreOffice_project/360m1$Build-2</meta:generator>
    <meta:document-statistic meta:table-count="0" meta:image-count="0" meta:object-count="0" meta:page-count="1" meta:paragraph-count="21" meta:word-count="238" meta:character-count="1604" meta:non-whitespace-character-count="1370"/>
  </office:meta>
</office:document-meta>
</file>